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style:font-name="Candara" fo:font-size="36pt" fo:language="en" fo:country="US" fo:font-weight="bold" style:font-name-asian="Candara1" style:font-size-asian="36pt" style:font-weight-asian="bold" style:font-name-complex="Candara1" style:font-size-complex="36pt"/>
    </style:style>
    <style:style style:name="P2" style:family="paragraph" style:parent-style-name="normal">
      <style:paragraph-properties fo:text-align="center" style:justify-single-word="false"/>
      <style:text-properties style:font-name="Candara" fo:font-size="16pt" fo:language="en" fo:country="US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P3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fo:background-color="transparent" style:font-size-asian="11pt" style:font-style-asian="normal" style:font-size-complex="11pt"/>
    </style:style>
    <style:style style:name="P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fo:background-color="transparent" style:font-size-asian="11pt" style:font-style-asian="normal" style:font-size-complex="11pt"/>
    </style:style>
    <style:style style:name="P5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5cc8f" officeooo:paragraph-rsid="0015cc8f" fo:background-color="transparent" style:font-size-asian="11pt" style:font-style-asian="normal" style:font-size-complex="11pt"/>
    </style:style>
    <style:style style:name="P6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cbfdd" officeooo:paragraph-rsid="001cbfdd" fo:background-color="transparent" style:font-size-asian="11pt" style:font-style-asian="normal" style:font-size-complex="11pt"/>
    </style:style>
    <style:style style:name="P7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dfba6" officeooo:paragraph-rsid="001dfba6" fo:background-color="transparent" style:font-size-asian="11pt" style:font-style-asian="normal" style:font-size-complex="11pt"/>
    </style:style>
    <style:style style:name="P8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e7a66" officeooo:paragraph-rsid="001e7a66" fo:background-color="transparent" style:font-size-asian="11pt" style:font-style-asian="normal" style:font-size-complex="11pt"/>
    </style:style>
    <style:style style:name="P9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f7e06" officeooo:paragraph-rsid="001f7e06" fo:background-color="transparent" style:font-size-asian="11pt" style:font-style-asian="normal" style:font-size-complex="11pt"/>
    </style:style>
    <style:style style:name="P10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f81ec" officeooo:paragraph-rsid="001f81ec" fo:background-color="transparent" style:font-size-asian="11pt" style:font-style-asian="normal" style:font-size-complex="11pt"/>
    </style:style>
    <style:style style:name="P11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17782" officeooo:paragraph-rsid="00217782" fo:background-color="transparent" style:font-size-asian="11pt" style:font-style-asian="normal" style:font-size-complex="11pt"/>
    </style:style>
    <style:style style:name="P12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36fb8" officeooo:paragraph-rsid="00236fb8" fo:background-color="transparent" style:font-size-asian="11pt" style:font-style-asian="normal" style:font-size-complex="11pt"/>
    </style:style>
    <style:style style:name="P1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51483" officeooo:paragraph-rsid="00251483" fo:background-color="transparent" style:font-size-asian="11pt" style:font-style-asian="normal" style:font-size-complex="11pt"/>
    </style:style>
    <style:style style:name="P1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52404" officeooo:paragraph-rsid="00252404" fo:background-color="transparent" style:font-size-asian="11pt" style:font-style-asian="normal" style:font-size-complex="11pt"/>
    </style:style>
    <style:style style:name="P15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890ad" officeooo:paragraph-rsid="002890ad" fo:background-color="transparent" style:font-size-asian="11pt" style:font-style-asian="normal" style:font-size-complex="11pt"/>
    </style:style>
    <style:style style:name="P16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927cb" officeooo:paragraph-rsid="002927cb" fo:background-color="transparent" style:font-size-asian="11pt" style:font-style-asian="normal" style:font-size-complex="11pt"/>
    </style:style>
    <style:style style:name="P17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9b543" officeooo:paragraph-rsid="0029b543" fo:background-color="transparent" style:font-size-asian="11pt" style:font-style-asian="normal" style:font-size-complex="11pt"/>
    </style:style>
    <style:style style:name="P18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21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22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23" style:family="paragraph" style:parent-style-name="normal">
      <style:paragraph-properties fo:text-align="start" style:justify-single-word="false"/>
      <style:text-properties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P24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language="en" fo:country="US"/>
    </style:style>
    <style:style style:name="P28" style:family="paragraph" style:parent-style-name="normal" style:list-style-name="WWNum2">
      <style:paragraph-properties fo:margin-top="0cm" fo:margin-bottom="0cm" style:contextual-spacing="false" fo:line-height="100%"/>
      <style:text-properties fo:language="en" fo:country="US"/>
    </style:style>
    <style:style style:name="P29" style:family="paragraph" style:parent-style-name="normal">
      <style:paragraph-properties fo:text-align="center" style:justify-single-word="false"/>
      <style:text-properties fo:language="en" fo:country="US"/>
    </style:style>
    <style:style style:name="P30" style:family="paragraph" style:parent-style-name="normal">
      <style:paragraph-properties fo:text-align="center" style:justify-single-word="false" fo:break-before="page"/>
      <style:text-properties fo:language="en" fo:country="US"/>
    </style:style>
    <style:style style:name="P31" style:family="paragraph" style:parent-style-name="normal">
      <style:paragraph-properties fo:text-align="center" style:justify-single-word="false" fo:break-before="column"/>
      <style:text-properties fo:language="en" fo:country="US"/>
    </style:style>
    <style:style style:name="P32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3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4" style:family="paragraph" style:parent-style-name="normal">
      <loext:graphic-properties draw:fill="none" draw:fill-color="#ffffff"/>
      <style:paragraph-properties fo:margin-left="2.66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5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6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8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.7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40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4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paragraph-rsid="0029b543"/>
    </style:style>
    <style:style style:name="P42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language="en" fo:country="US"/>
    </style:style>
    <style:style style:name="P43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language="en" fo:country="US"/>
    </style:style>
    <style:style style:name="P44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7e4f9" officeooo:paragraph-rsid="0027e4f9"/>
    </style:style>
    <style:style style:name="P45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87c14" officeooo:paragraph-rsid="00287c14"/>
    </style:style>
    <style:style style:name="P46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883f2" officeooo:paragraph-rsid="002883f2"/>
    </style:style>
    <style:style style:name="P47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890ad" officeooo:paragraph-rsid="002890ad"/>
    </style:style>
    <style:style style:name="P4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2890ad" officeooo:paragraph-rsid="002890ad"/>
    </style:style>
    <style:style style:name="P4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29b543" officeooo:paragraph-rsid="0029b543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3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fo:background-color="transparent" loext:char-shading-value="0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9b543" fo:background-color="transparent" loext:char-shading-value="0" style:font-size-asian="11pt" style:font-style-asian="normal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rsid="001a29ab" fo:background-color="transparent" loext:char-shading-value="0" style:font-size-asian="11pt" style:font-style-asian="normal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rsid="001bc998" fo:background-color="transparent" loext:char-shading-value="0" style:font-size-asian="11pt" style:font-style-asian="normal" style:font-size-complex="11pt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36pt" fo:font-weight="bold" style:font-size-asian="36pt" style:font-weight-asian="bold" style:font-size-complex="36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1886a4"/>
    </style:style>
    <style:style style:name="T21" style:family="text">
      <style:text-properties officeooo:rsid="001a29ab"/>
    </style:style>
    <style:style style:name="T22" style:family="text">
      <style:text-properties officeooo:rsid="002660fd"/>
    </style:style>
    <style:style style:name="T23" style:family="text">
      <style:text-properties officeooo:rsid="002890ad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gjdgxs"/><text:bookmark text:name="_f6z4n36u4r6m"/></text:p>
      <text:p text:style-name="P29"><text:bookmark-end text:name="_gjdgxs"/><text:span text:style-name="T1">OPERATING SYSTEMS</text:span></text:p>
      <text:section text:style-name="Sect1" text:name="TextSection">
        <text:p text:style-name="P2"/>
        <text:p text:style-name="P29"><text:span text:style-name="T12">Page 60</text:span></text:p>
        <text:list text:style-name="WWNum1">
          <text:list-item>
            <text:p text:style-name="P32">Complete the sentences:</text:p>
            <text:list>
              <text:list-item>
                <text:p text:style-name="P3">programming language code</text:p>
              </text:list-item>
              <text:list-item>
                <text:p text:style-name="P5">the graphical user interface</text:p>
              </text:list-item>
              <text:list-item>
                <text:p text:style-name="P5">applications</text:p>
              </text:list-item>
              <text:list-item>
                <text:p text:style-name="P3">internet to download and install</text:p>
              </text:list-item>
              <text:list-item>
                <text:p text:style-name="P3">programming cannot</text:p>
              </text:list-item>
            </text:list>
          </text:list-item>
        </text:list>
        <text:p text:style-name="P18"/>
        <text:list text:continue-numbering="true" text:style-name="WWNum1">
          <text:list-item>
            <text:p text:style-name="P32"><text:span text:style-name="T9">Listen</text:span> and fill the missing words:</text:p>
          </text:list-item>
        </text:list>
        <text:p text:style-name="P33">2.1. <text:span text:style-name="T20">developed</text:span></text:p>
        <text:p text:style-name="P33">2.2. two hundred euros</text:p>
        <text:p text:style-name="P33">2.3. <text:span text:style-name="T20">require</text:span></text:p>
        <text:p text:style-name="P33">2.4. <text:span text:style-name="T21">family</text:span></text:p>
        <text:p text:style-name="P33">2.5. technicians</text:p>
        <text:p text:style-name="P23"/>
        <text:p text:style-name="P29"><text:span text:style-name="T12">Page 61</text:span></text:p>
        <text:p text:style-name="P19"/>
        <text:list text:continue-numbering="true" text:style-name="WWNum1">
          <text:list-item>
            <text:p text:style-name="P32"><text:span text:style-name="T9">Nada que hacer.</text:span></text:p>
          </text:list-item>
          <text:list-item>
            <text:p text:style-name="P32">Answer the questions:</text:p>
          </text:list-item>
        </text:list>
        <text:p text:style-name="P39"><text:span text:style-name="T9">4. 1. </text:span><text:span text:style-name="T10">Linux</text:span></text:p>
        <text:p text:style-name="P39"><text:span text:style-name="T9">4. 2. </text:span><text:span text:style-name="T10">Windows</text:span></text:p>
        <text:p text:style-name="P39"><text:span text:style-name="T9">4. 3. </text:span><text:span text:style-name="T11">Windows</text:span></text:p>
        <text:p text:style-name="P39"><text:span text:style-name="T9">4. 4. </text:span><text:span text:style-name="T11">Windows</text:span></text:p>
        <text:p text:style-name="P39"><text:span text:style-name="T9">4. 5. </text:span><text:span text:style-name="T11">Linux</text:span></text:p>
        <text:p text:style-name="P21"/>
        <text:p text:style-name="P29"><text:span text:style-name="T12"/></text:p>
        <text:p text:style-name="P31"><text:span text:style-name="T12"/></text:p>
        <text:p text:style-name="P29"><text:span text:style-name="T12">Working with vocabulary</text:span></text:p>
        <text:list text:continue-numbering="true" text:style-name="WWNum1">
          <text:list-item>
            <text:p text:style-name="P32">Listen and choose the correct word<text:span text:style-name="T9">:</text:span></text:p>
            <text:list>
              <text:list-item>
                <text:p text:style-name="P6">entire</text:p>
              </text:list-item>
              <text:list-item>
                <text:p text:style-name="P6">proprietary</text:p>
              </text:list-item>
              <text:list-item>
                <text:p text:style-name="P6">freely available</text:p>
              </text:list-item>
              <text:list-item>
                <text:p text:style-name="P6">release</text:p>
              </text:list-item>
              <text:list-item>
                <text:p text:style-name="P7">inssues</text:p>
              </text:list-item>
            </text:list>
          </text:list-item>
        </text:list>
        <text:p text:style-name="P34"/>
        <text:list text:continue-numbering="true" text:style-name="WWNum1">
          <text:list-item>
            <text:p text:style-name="P32">Replace with the correct word<text:span text:style-name="T9">:</text:span></text:p>
            <text:list>
              <text:list-item>
                <text:p text:style-name="P9">budget</text:p>
              </text:list-item>
              <text:list-item>
                <text:p text:style-name="P9">storage</text:p>
              </text:list-item>
              <text:list-item>
                <text:p text:style-name="P8">developers</text:p>
              </text:list-item>
              <text:list-item>
                <text:p text:style-name="P9">multi-task</text:p>
              </text:list-item>
            </text:list>
          </text:list-item>
        </text:list>
        <text:p text:style-name="P35"/>
        <text:list text:continue-numbering="true" text:style-name="WWNum1">
          <text:list-item>
            <text:p text:style-name="P32"><text:span text:style-name="T9">Listen and </text:span>complete the sentence with the correct word<text:span text:style-name="T9">:</text:span></text:p>
            <text:list>
              <text:list-item>
                <text:p text:style-name="P9">graphical user interface (GUI)</text:p>
              </text:list-item>
              <text:list-item>
                <text:p text:style-name="P10">coordinate</text:p>
              </text:list-item>
              <text:list-item>
                <text:p text:style-name="P11">development</text:p>
              </text:list-item>
              <text:list-item>
                <text:p text:style-name="P11">command line</text:p>
              </text:list-item>
              <text:list-item>
                <text:p text:style-name="P11">programming language code</text:p>
              </text:list-item>
            </text:list>
          </text:list-item>
        </text:list>
        <text:p text:style-name="P21"/>
        <text:list text:continue-numbering="true" text:style-name="WWNum1">
          <text:list-item>
            <text:p text:style-name="P32">March the question with the answer<text:span text:style-name="T9">:</text:span></text:p>
            <text:list>
              <text:list-item>
                <text:p text:style-name="P12">b</text:p>
              </text:list-item>
              <text:list-item>
                <text:p text:style-name="P12">d</text:p>
              </text:list-item>
              <text:list-item>
                <text:p text:style-name="P12">e</text:p>
              </text:list-item>
              <text:list-item>
                <text:p text:style-name="P12">f</text:p>
              </text:list-item>
              <text:list-item>
                <text:p text:style-name="P12">c</text:p>
              </text:list-item>
              <text:list-item>
                <text:p text:style-name="P12">a</text:p>
              </text:list-item>
            </text:list>
          </text:list-item>
        </text:list>
        <text:p text:style-name="P22"/>
        <text:p text:style-name="P20"/>
        <text:p text:style-name="P27"><text:span text:style-name="T14">“Your Turn” </text:span><text:span text:style-name="T15">Nada que hacer.</text:span></text:p>
      </text:section>
      <text:section text:style-name="Sect2" text:name="Sección1">
        <text:p text:style-name="P30"><text:span text:style-name="T16">Installing an Operating System</text:span></text:p>
      </text:section>
      <text:section text:style-name="Sect3" text:name="Sección2">
        <text:p text:style-name="P29"><text:span text:style-name="T12">Page 62</text:span></text:p>
        <text:list text:style-name="WWNum2">
          <text:list-item>
            <text:p text:style-name="P40">True or false. <text:span text:style-name="T17">Correct the false sentences</text:span><text:span text:style-name="T9">:</text:span></text:p>
            <text:list>
              <text:list-item>
                <text:p text:style-name="P13">A 700 MHz processor is big enough to install Linux.</text:p>
              </text:list-item>
              <text:list-item>
                <text:p text:style-name="P4">You should back up your data files before installing a new operating system.</text:p>
              </text:list-item>
              <text:list-item>
                <text:p text:style-name="P14">True</text:p>
              </text:list-item>
              <text:list-item>
                <text:p text:style-name="P14">True</text:p>
              </text:list-item>
              <text:list-item>
                <text:p text:style-name="P4">You need to reboot the computer from the USB drive where the Linux ISO was previously downloaded and try to run Linux from it.</text:p>
              </text:list-item>
            </text:list>
          </text:list-item>
        </text:list>
        <text:p text:style-name="P22"/>
        <text:list text:continue-numbering="true" text:style-name="WWNum2">
          <text:list-item>
            <text:p text:style-name="P40">Match<text:span text:style-name="T9">:</text:span></text:p>
          </text:list-item>
        </text:list>
        <text:p text:style-name="P36">2.1. <text:span text:style-name="T22">b</text:span></text:p>
        <text:p text:style-name="P36">2.2. <text:span text:style-name="T22">c</text:span></text:p>
        <text:p text:style-name="P36">2.3. <text:span text:style-name="T22">e</text:span></text:p>
        <text:p text:style-name="P36">2.4. <text:span text:style-name="T22">a</text:span></text:p>
        <text:p text:style-name="P36">2.5. <text:span text:style-name="T22">d</text:span></text:p>
        <text:p text:style-name="P36"/>
        <text:p text:style-name="P29"><text:span text:style-name="T12">Page 63</text:span></text:p>
        <text:p text:style-name="P29"><text:span text:style-name="T12"/></text:p>
        <text:list text:continue-numbering="true" text:style-name="WWNum2">
          <text:list-item>
            <text:p text:style-name="P40"><text:span text:style-name="T9">Nada que hacer aquí.</text:span></text:p>
          </text:list-item>
          <text:list-item>
            <text:p text:style-name="P28">Complete the sentences:</text:p>
            <text:list>
              <text:list-item>
                <text:p text:style-name="P47">partitioned</text:p>
              </text:list-item>
              <text:list-item>
                <text:p text:style-name="P46">buck up</text:p>
              </text:list-item>
              <text:list-item>
                <text:p text:style-name="P44">5 GB</text:p>
              </text:list-item>
              <text:list-item>
                <text:p text:style-name="P45">version</text:p>
              </text:list-item>
              <text:list-item>
                <text:p text:style-name="P45">restart</text:p>
              </text:list-item>
            </text:list>
          </text:list-item>
        </text:list>
        <text:p text:style-name="P21"/>
        <text:p text:style-name="P29"><text:span text:style-name="T12">Working with vocabulary</text:span></text:p>
        <text:list text:continue-numbering="true" text:style-name="WWNum2">
          <text:list-item>
            <text:p text:style-name="P40">Listen and match<text:span text:style-name="T9">:</text:span></text:p>
            <text:list>
              <text:list-item>
                <text:p text:style-name="P15">e</text:p>
              </text:list-item>
              <text:list-item>
                <text:p text:style-name="P15">c</text:p>
              </text:list-item>
              <text:list-item>
                <text:p text:style-name="P15">f</text:p>
              </text:list-item>
              <text:list-item>
                <text:p text:style-name="P15">b</text:p>
              </text:list-item>
              <text:list-item>
                <text:p text:style-name="P15">a</text:p>
              </text:list-item>
              <text:list-item>
                <text:p text:style-name="P48">d</text:p>
              </text:list-item>
            </text:list>
          </text:list-item>
        </text:list>
        <text:p text:style-name="P37"/>
        <text:p text:style-name="P37"/>
        <text:p text:style-name="P37"/>
        <text:list text:continue-numbering="true" text:style-name="WWNum2">
          <text:list-header>
            <text:p text:style-name="P40"><text:line-break/></text:p>
          </text:list-header>
          <text:list-item>
            <text:p text:style-name="P43">Complete the sentence<text:span text:style-name="T9">:</text:span></text:p>
            <text:list>
              <text:list-item>
                <text:p text:style-name="P16">pre-installed</text:p>
              </text:list-item>
              <text:list-item>
                <text:p text:style-name="P16">crash</text:p>
              </text:list-item>
              <text:list-item>
                <text:p text:style-name="P16">BIOS (basic input / output system)</text:p>
              </text:list-item>
              <text:list-item>
                <text:p text:style-name="P16">bit</text:p>
              </text:list-item>
              <text:list-item>
                <text:p text:style-name="P16">prerequisite</text:p>
              </text:list-item>
            </text:list>
          </text:list-item>
        </text:list>
        <text:p text:style-name="P22"/>
        <text:list text:continue-numbering="true" text:style-name="WWNum2">
          <text:list-item>
            <text:p text:style-name="P40">Write the correct word<text:span text:style-name="T9">:</text:span></text:p>
            <text:list>
              <text:list-item>
                <text:p text:style-name="P17">patch</text:p>
              </text:list-item>
              <text:list-item>
                <text:p text:style-name="P17">screen resolution</text:p>
              </text:list-item>
              <text:list-item>
                <text:p text:style-name="P17">distro</text:p>
              </text:list-item>
              <text:list-item>
                <text:p text:style-name="P17">segment</text:p>
              </text:list-item>
              <text:list-item>
                <text:p text:style-name="P17">kernel</text:p>
              </text:list-item>
              <text:list-item>
                <text:p text:style-name="P41"><text:span text:style-name="T8">infrastructure</text:span></text:p>
              </text:list-item>
              <text:list-item>
                <text:p text:style-name="P49"><text:span text:style-name="T8">e</text:span><text:span text:style-name="T7">nvironment</text:span></text:p>
              </text:list-item>
            </text:list>
          </text:list-item>
        </text:list>
        <text:p text:style-name="P38"/>
        <text:list text:continue-numbering="true" text:style-name="WWNum2">
          <text:list-item>
            <text:p text:style-name="P40"><text:span text:style-name="T9">Match:</text:span></text:p>
            <text:list>
              <text:list-item>
                <text:p text:style-name="P17">b</text:p>
              </text:list-item>
              <text:list-item>
                <text:p text:style-name="P17">c</text:p>
              </text:list-item>
              <text:list-item>
                <text:p text:style-name="P17">d</text:p>
              </text:list-item>
              <text:list-item>
                <text:p text:style-name="P17">e</text:p>
              </text:list-item>
              <text:list-item>
                <text:p text:style-name="P17">f</text:p>
              </text:list-item>
              <text:list-item>
                <text:p text:style-name="P17">a</text:p>
              </text:list-item>
            </text:list>
          </text:list-item>
        </text:list>
        <text:p text:style-name="P22"/>
        <text:p text:style-name="P24"/>
        <text:p text:style-name="P42"><text:span text:style-name="T18">“Your Turn”</text:span><text:span text:style-name="T19"> </text:span>Nada que hacer aquí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2.251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1</text:span><text:span text:style-name="MT2">5</text:span><text:span text:style-name="MT1"><text:tab/></text:span><text:span text:style-name="MT2">OPERATING SYSTEMS</text:span></text:p>
      </style:header>
      <style:header-left>
        <text:p text:style-name="MP2"><text:span text:style-name="MT2">Unit 15</text:span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5T17:21:40.664768955</dc:date>
    <meta:editing-duration>PT16S</meta:editing-duration>
    <meta:editing-cycles>1</meta:editing-cycles>
    <meta:document-statistic meta:table-count="0" meta:image-count="0" meta:object-count="0" meta:page-count="2" meta:paragraph-count="103" meta:word-count="344" meta:character-count="1786" meta:non-whitespace-character-count="1618"/>
    <meta:generator>LibreOffice/7.6.2.1$Linux_X86_64 LibreOffice_project/60$Build-1</meta:generator>
    <meta:user-defined meta:name="AppVersion">16.0000</meta:user-defined>
  </office:meta>
</office:document-meta>
</file>